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c29" officeooo:paragraph-rsid="00105c29"/>
    </style:style>
    <style:style style:name="P2" style:family="paragraph" style:parent-style-name="Standard">
      <style:text-properties officeooo:rsid="00105c29" officeooo:paragraph-rsid="0011980b"/>
    </style:style>
    <style:style style:name="P3" style:family="paragraph" style:parent-style-name="Standard">
      <style:text-properties fo:color="#000000" officeooo:rsid="00144de0" officeooo:paragraph-rsid="0011980b"/>
    </style:style>
    <style:style style:name="P4" style:family="paragraph" style:parent-style-name="Standard">
      <style:text-properties fo:color="#000000" fo:font-style="italic" officeooo:rsid="00144de0" officeooo:paragraph-rsid="0011980b" style:font-style-asian="italic" style:font-style-complex="italic"/>
    </style:style>
    <style:style style:name="P5" style:family="paragraph" style:parent-style-name="Standard">
      <style:text-properties officeooo:rsid="00144de0" officeooo:paragraph-rsid="0011980b"/>
    </style:style>
    <style:style style:name="P6" style:family="paragraph" style:parent-style-name="Standard">
      <style:text-properties fo:color="#c9211e" fo:font-style="italic" officeooo:rsid="00144de0" officeooo:paragraph-rsid="0011980b" style:font-style-asian="italic" style:font-style-complex="italic"/>
    </style:style>
    <style:style style:name="T1" style:family="text">
      <style:text-properties officeooo:rsid="0010bbc0"/>
    </style:style>
    <style:style style:name="T2" style:family="text">
      <style:text-properties fo:color="#c9211e"/>
    </style:style>
    <style:style style:name="T3" style:family="text">
      <style:text-properties fo:color="#c9211e" officeooo:rsid="00145233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fo:color="#c9211e" fo:font-style="italic" officeooo:rsid="00145233" style:font-style-asian="italic" style:font-style-complex="italic"/>
    </style:style>
    <style:style style:name="T6" style:family="text">
      <style:text-properties fo:color="#158466"/>
    </style:style>
    <style:style style:name="T7" style:family="text">
      <style:text-properties fo:color="#158466" fo:font-style="normal" style:font-style-asian="normal" style:font-style-complex="normal"/>
    </style:style>
    <style:style style:name="T8" style:family="text">
      <style:text-properties fo:color="#158466" fo:font-style="italic" style:font-style-asian="italic" style:font-style-complex="italic"/>
    </style:style>
    <style:style style:name="T9" style:family="text">
      <style:text-properties fo:color="#158466" fo:font-style="italic" officeooo:rsid="0012bf9b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officeooo:rsid="0014e5f7" style:font-style-asian="italic" style:font-style-complex="italic"/>
    </style:style>
    <style:style style:name="T13" style:family="text">
      <style:text-properties fo:color="#000000" fo:font-style="italic" officeooo:rsid="0014523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il demandé</text:p>
      <text:p text:style-name="P1"/>
      <text:p text:style-name="P1">Rendre pour la fin du cours un fichier Filius nommé : Mon1_P-Nom2_P comprenant :</text:p>
      <text:p text:style-name="P1"/>
      <text:p text:style-name="P1">Un réseau 1 LAN (Local Aera Network) ayant :</text:p>
      <text:p text:style-name="P1"><text:tab/>2 Pc dont les adresses seront données manuellement</text:p>
      <text:p text:style-name="P1"/>
      <text:p text:style-name="P1">Un réseau 2 LAN (Local Aera Network) ayant :</text:p>
      <text:p text:style-name="P1"><text:tab/>1 Pc et 3 portables dont les adresses seront attribuées par le PC en service DHCP</text:p>
      <text:p text:style-name="P1"/>
      <text:p text:style-name="P1">- Un serveur Web externe aux réseaux 1 et 2</text:p>
      <text:p text:style-name="P1"><text:tab/>On atteindra une page nommée Rima<text:span text:style-name="T1">i</text:span>ns.fr</text:p>
      <text:p text:style-name="P1"><text:tab/>Cette page Web inclura du texte et une image parlant des Rimains</text:p>
      <text:p text:style-name="P1"/>
      <text:p text:style-name="P1">- Un serveur DNS pour atteindre la page Rimains.fr</text:p>
      <text:p text:style-name="P1"/>
      <text:p text:style-name="P2"/>
      <text:p text:style-name="P5">Pour Info</text:p>
      <text:p text:style-name="P5"/>
      <text:p text:style-name="P5">Protocole d’adressage :</text:p>
      <text:p text:style-name="P5"/>
      <text:p text:style-name="P5"><text:span text:style-name="T2">Adresse réseau</text:span> du réseau <text:span text:style-name="T6">1 </text:span> : 192.168.<text:span text:style-name="T6">1</text:span>.<text:span text:style-name="T2">0 .</text:span></text:p>
      <text:p text:style-name="P2"/>
      <text:p text:style-name="P5"><text:span text:style-name="T2">Adresses fixes </text:span>du réseau <text:span text:style-name="T6">1 </text:span> : de 192.168.<text:span text:style-name="T6">1</text:span>.<text:span text:style-name="T2">1. </text:span><text:span text:style-name="T10">à <text:s/>de 192.168.</text:span><text:span text:style-name="T6">1</text:span><text:span text:style-name="T10">.</text:span><text:span text:style-name="T2">9. <text:s/></text:span><text:span text:style-name="T11">(Pour 9 imprimantes) </text:span></text:p>
      <text:p text:style-name="P4"/>
      <text:p text:style-name="P5"><text:span text:style-name="T4">Adresses attribuées en DHCP </text:span><text:span text:style-name="T11">du réseau </text:span><text:span text:style-name="T7">1</text:span><text:span text:style-name="T11">: de 192.168.</text:span><text:span text:style-name="T8">1</text:span><text:span text:style-name="T11">.</text:span><text:span text:style-name="T4">10. </text:span><text:span text:style-name="T11">à de 192.168.</text:span><text:span text:style-name="T9">1</text:span><text:span text:style-name="T11">.</text:span><text:span text:style-name="T4">249. <text:s/></text:span><text:span text:style-name="T11">(Pour 2</text:span><text:span text:style-name="T12">40</text:span><text:span text:style-name="T11"> PC)</text:span></text:p>
      <text:p text:style-name="P4"/>
      <text:p text:style-name="P5"><text:span text:style-name="T4">Adresses fixes </text:span><text:span text:style-name="T11">du réseau </text:span><text:span text:style-name="T8">1 </text:span><text:span text:style-name="T11"> : de 192.168.</text:span><text:span text:style-name="T8">1</text:span><text:span text:style-name="T11">.</text:span><text:span text:style-name="T5">250</text:span><text:span text:style-name="T4">. </text:span><text:span text:style-name="T11">à <text:s/>de 192.168.</text:span><text:span text:style-name="T8">1</text:span><text:span text:style-name="T11">.</text:span><text:span text:style-name="T5">254</text:span><text:span text:style-name="T4">. <text:s/></text:span><text:span text:style-name="T11">(Pour </text:span><text:span text:style-name="T12">5</text:span><text:span text:style-name="T13"> passerelles pour le routage</text:span><text:span text:style-name="T11">) </text:span></text:p>
      <text:p text:style-name="P4"/>
      <text:p text:style-name="P5"><text:span text:style-name="T4">Adresse </text:span><text:span text:style-name="T5">de diffusion</text:span><text:span text:style-name="T11"> du réseau </text:span><text:span text:style-name="T8">1 </text:span><text:span text:style-name="T11"> : 192.168.</text:span><text:span text:style-name="T8">1</text:span><text:span text:style-name="T11">.</text:span><text:span text:style-name="T5">255</text:span><text:span text:style-name="T4"> .</text:span></text:p>
      <text:p text:style-name="P6"/>
      <text:p text:style-name="P3"><text:span text:style-name="T3">Masque du </text:span><text:span text:style-name="T2">réseau</text:span><text:span text:style-name="T6"> </text:span> : <text:span text:style-name="T3">255</text:span><text:span text:style-name="T2">.</text:span><text:span text:style-name="T3">255</text:span><text:span text:style-name="T2">.</text:span><text:span text:style-name="T3">255</text:span><text:span text:style-name="T2">.</text:span><text:span text:style-name="T3">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10:09:05.483000000</meta:creation-date>
    <dc:date>2021-03-10T21:39:27.989000000</dc:date>
    <meta:editing-duration>PT1H3M20S</meta:editing-duration>
    <meta:editing-cycles>4</meta:editing-cycles>
    <meta:generator>LibreOffice/6.3.4.2$Windows_x86 LibreOffice_project/60da17e045e08f1793c57c00ba83cdfce946d0aa</meta:generator>
    <meta:document-statistic meta:table-count="0" meta:image-count="0" meta:object-count="0" meta:page-count="1" meta:paragraph-count="18" meta:word-count="168" meta:character-count="959" meta:non-whitespace-character-count="793"/>
  </office:meta>
</office:document-meta>
</file>